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Heading_20_2" style:list-style-name="WWNum10"/>
    <style:style style:name="P4" style:family="paragraph" style:parent-style-name="Heading_20_2">
      <style:paragraph-properties fo:margin-left="1.27cm" fo:margin-right="0cm" fo:text-indent="0cm" style:auto-text-indent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List_20_Paragraph" style:list-style-name="WWNum10">
      <style:paragraph-properties fo:margin-left="2.54cm" fo:margin-right="0cm" fo:text-indent="0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style:font-name="Segoe UI Emoji" style:font-name-complex="Segoe UI Emoji1"/>
    </style:style>
    <style:style style:name="T4" style:family="text">
      <style:text-properties fo:color="#948a54"/>
    </style:style>
    <style:style style:name="T5" style:family="text">
      <style:text-properties fo:color="#00000a" style:font-name="Calibri" fo:font-size="11pt" fo:language="ru" fo:country="RU" fo:font-weight="normal" style:font-name-asian="Calibri1" style:font-size-asian="11pt" style:font-weight-asian="normal" style:font-name-complex="F" style:font-size-complex="11pt" style:font-weight-complex="normal"/>
    </style:style>
    <style:style style:name="T6" style:family="text">
      <style:text-properties fo:color="#00000a" style:font-name="Calibri" fo:font-size="11pt" fo:font-weight="normal" style:font-name-asian="Calibri1" style:font-size-asian="11pt" style:font-weight-asian="normal" style:font-name-complex="F" style:font-size-complex="11pt" style:font-weight-complex="normal"/>
    </style:style>
    <style:style style:name="T7" style:family="text">
      <style:text-properties fo:color="#00000a" style:font-name="Segoe UI Emoji" fo:font-size="11pt" fo:font-weight="normal" style:font-name-asian="Calibri1" style:font-size-asian="11pt" style:font-weight-asian="normal" style:font-name-complex="Segoe UI Emoji1" style:font-size-complex="11pt" style:font-weight-complex="normal"/>
    </style:style>
    <style:style style:name="T8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28901256078388214" text:style-name="Outline">
        <text:list-item>
          <text:p text:style-name="P5"><text:span text:style-name="T1">Практическая работа: Настройка виртуального рабочего места программиста в </text:span>Windows<text:span text:style-name="T1"> 10</text:span></text:p>
          <text:list>
            <text:list-item>
              <text:h text:style-name="Heading_20_2" text:outline-level="2">📘<text:span text:style-name="T1"> Сценарий</text:span></text:h>
            </text:list-item>
          </text:list>
        </text:list-item>
      </text:list>
      <text:p text:style-name="Standard"><text:span text:style-name="T1">Вы — сотрудник </text:span>IT<text:span text:style-name="T1">-отдела. Ваша задача — подготовить удобное, безопасное и производительное рабочее окружение на базе </text:span>Windows<text:span text:style-name="T1"> 10 для программиста в виртуальной машине. После завершения вы должны будете отчитаться о проделанной работе и предоставить набор скриптов и документацию.</text:span></text:p>
      <text:list xml:id="list32596848" text:continue-numbering="true" text:style-name="Outline">
        <text:list-item>
          <text:list>
            <text:list-item>
              <text:h text:style-name="Heading_20_2" text:outline-level="2">🛠️<text:span text:style-name="T1"> Обязательные этапы работы</text:span></text:h>
              <text:list>
                <text:list-item>
                  <text:h text:style-name="Heading_20_3" text:outline-level="3"><text:span text:style-name="T1">1. Создание пользователя</text:span></text:h>
                </text:list-item>
              </text:list>
            </text:list-item>
          </text:list>
        </text:list-item>
      </text:list>
      <text:p text:style-name="Standard"><text:span text:style-name="T1">Создайте локального пользователя с именем </text:span>Programmer<text:span text:style-name="T1">. Это должен быть обычный (неадминистраторский) пользователь. Установите надёжный пароль. Убедитесь, что пользователь может войти в систему.</text:span></text:p>
      <text:list xml:id="list325943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2. Настройка локальной политики безопасности</text:span></text:h>
                </text:list-item>
              </text:list>
            </text:list-item>
          </text:list>
        </text:list-item>
      </text:list>
      <text:p text:style-name="Standard"><text:span text:style-name="T1">Откройте локальные политики безопасности (выполните команду </text:span>secpol<text:span text:style-name="T1">.</text:span>msc<text:span text:style-name="T1">) и выполните следующее:<text:line-break/>- Отключите гостевой доступ.<text:line-break/>- Включите требование к сложности паролей.<text:line-break/>- Установите срок действия пароля — 30 дней.<text:line-break/>- Отключите автозапуск съёмных носителей.<text:line-break/>Если доступен </text:span>gpedit<text:span text:style-name="T1">.</text:span>msc<text:span text:style-name="T1">, запретите доступ к диспетчеру задач, панели управления и настройкам экрана через политики пользователя.</text:span></text:p>
      <text:list xml:id="list325891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3. Создание структуры рабочих папок</text:span></text:h>
                </text:list-item>
              </text:list>
            </text:list-item>
          </text:list>
        </text:list-item>
      </text:list>
      <text:p text:style-name="Standard"><text:span text:style-name="T1">На диске </text:span>C<text:span text:style-name="T1">: создайте папку </text:span>Work<text:span text:style-name="T1"> и внутри неё папки </text:span>Projects<text:span text:style-name="T1">, </text:span>Docs<text:span text:style-name="T1"> и </text:span>Temp<text:span text:style-name="T1">. Ограничьте доступ так, чтобы только пользователь </text:span>Programmer<text:span text:style-name="T1"> имел доступ к папке </text:span>Work<text:span text:style-name="T1"> и её содержимому. Остальные пользователи, включая администраторов, не должны иметь доступа.</text:span></text:p>
      <text:list xml:id="list326101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4. Установка </text:span>Notepad<text:span text:style-name="T1">++</text:span></text:h>
                </text:list-item>
              </text:list>
            </text:list-item>
          </text:list>
        </text:list-item>
      </text:list>
      <text:p text:style-name="Standard"><text:span text:style-name="T1">Скачайте установочный файл </text:span>Notepad<text:span text:style-name="T1">++ с официального сайта и установите его. Проверьте, что программа запускается от имени пользователя </text:span>Programmer<text:span text:style-name="T1">.</text:span></text:p>
      <text:list xml:id="list3261213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5. Оптимизация системы</text:span></text:h>
                </text:list-item>
              </text:list>
            </text:list-item>
          </text:list>
        </text:list-item>
      </text:list>
      <text:p text:style-name="Standard"><text:span text:style-name="T1">В параметрах быстродействия отключите визуальные эффекты. В автозагрузке отключите всё лишнее. В панели управления установите план электропитания 'Максимальная производительность'. Убедитесь, что система работает быстро и стабильно.</text:span></text:p>
      <text:list xml:id="list326104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1">6. Точка восстановления системы</text:span></text:h>
                </text:list-item>
              </text:list>
            </text:list-item>
          </text:list>
        </text:list-item>
      </text:list>
      <text:p text:style-name="Standard"><text:span text:style-name="T1">Откройте свойства системы, включите защиту системы на диске </text:span>C<text:span text:style-name="T1">:, создайте точку восстановления с названием </text:span>InitialSetup<text:span text:style-name="T1">. Убедитесь, что точка появилась в списке доступных.</text:span></text:p>
      <text:list xml:id="list326110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7. Создание </text:span>README<text:span text:style-name="T1">.</text:span>txt</text:h>
                </text:list-item>
              </text:list>
            </text:list-item>
          </text:list>
        </text:list-item>
      </text:list>
      <text:p text:style-name="Standard"><text:span text:style-name="T1">На рабочем столе пользователя </text:span>Programmer<text:span text:style-name="T1"> создайте файл </text:span>README<text:span text:style-name="T1">.</text:span>txt<text:span text:style-name="T1">, в который включите следующую информацию:<text:line-break/>- Имя и пароль пользователя<text:line-break/>- Назначение каждой из папок (</text:span>Projects<text:span text:style-name="T1">, </text:span>Docs<text:span text:style-name="T1">, </text:span>Temp<text:span text:style-name="T1">)<text:line-break/>- Как запустить </text:span>Notepad<text:span text:style-name="T1">++ и зачем он установлен<text:line-break/>- Контактные данные </text:span>IT<text:span text:style-name="T1">-отдела (можно вымышленные)<text:line-break/>- Как восстановить систему из точки восстановления<text:line-break/>- Что было отключено в автозагрузке и визуальных эффектах<text:line-break/>- Дополнительные примечания или рекомендации</text:span></text:p>
      <text:list xml:id="list325813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8. Использование скриптов и настройка среды</text:span></text:h>
                </text:list-item>
              </text:list>
            </text:list-item>
          </text:list>
        </text:list-item>
      </text:list>
      <text:p text:style-name="Standard"><text:span text:style-name="T3">🔸</text:span><text:span text:style-name="T1"> </text:span>PowerShell<text:span text:style-name="T1">-скрипт создания структуры папок</text:span></text:p>
      <text:p text:style-name="P2"><text:span text:style-name="T1">Создать .</text:span>ps<text:span text:style-name="T1">1 скрипт, который создаёт </text:span>C<text:span text:style-name="T1">:\</text:span>Work<text:span text:style-name="T1"> и вложенные папки. </text:span>Пример логики:</text:p>
      <text:p text:style-name="P2"><text:span text:style-name="T4">New-Item -Path "C:\Work\Projects" -ItemType Directory</text:span></text:p>
      <text:p text:style-name="P2"><text:span text:style-name="T4">New-Item -Path "C:\Work\Docs" -ItemType Directory</text:span></text:p>
      <text:p text:style-name="P2"><text:span text:style-name="T4">New-Item -Path "C:\Work\Temp" -ItemType Directory</text:span></text:p>
      <text:p text:style-name="Standard"><text:span text:style-name="T3">🔸</text:span><text:span text:style-name="T1"> Установка шрифта </text:span>Consolas<text:span text:style-name="T1"> (если отсутствует)</text:span></text:p>
      <text:p text:style-name="P2"><text:span text:style-name="T1">Скачайте .</text:span>ttf<text:span text:style-name="T1">-файл шрифта</text:span></text:p>
      <text:p text:style-name="P2"><text:span text:style-name="T1">Установите его вручную или с помощью </text:span>PowerShell:</text:p>
      <text:p text:style-name="P2"><text:span text:style-name="T4">Copy-Item ".\Consolas.ttf" -Destination "$env:windir\Fonts"</text:span></text:p>
      <text:p text:style-name="P2"><text:span text:style-name="T1">Назначьте его как основной в </text:span>Notepad<text:span text:style-name="T1">++.</text:span></text:p>
      <text:p text:style-name="Standard"><text:span text:style-name="T3">🔸</text:span><text:span text:style-name="T1"> Планировщик заданий: приветствие</text:span></text:p>
      <text:p text:style-name="P2"><text:span text:style-name="T1">Создайте задачу, которая при входе пользователя </text:span>Programmer<text:span text:style-name="T1"> показывает сообщение (можно через скрипт </text:span>msg<text:span text:style-name="T1">.</text:span>exe<text:span text:style-name="T1">, </text:span>powershell<text:span text:style-name="T1"> -</text:span>command<text:span text:style-name="T1">, </text:span>notepad<text:span text:style-name="T1">.</text:span>exe<text:span text:style-name="T1"> с заранее созданным </text:span>welcome<text:span text:style-name="T1">.</text:span>txt<text:span text:style-name="T1"> и т.д.). Пример простой команды:</text:span></text:p>
      <text:p text:style-name="P2"><text:span text:style-name="T4">Start-Process "notepad.exe" "C:\welcome.txt"</text:span></text:p>
      <text:p text:style-name="P2"><text:span text:style-name="T2">Добавьте в планировщик:</text:span></text:p>
      <text:list xml:id="list7652179895432098983" text:style-name="WWNum10">
        <text:list-item>
          <text:p text:style-name="P6"><text:soft-page-break/><text:span text:style-name="T1">Триггер: при входе в систему</text:span></text:p>
          <text:list>
            <text:list-item>
              <text:h text:style-name="P3" text:outline-level="2"><text:span text:style-name="T5">Действие: запуск скрипта или </text:span><text:span text:style-name="T6">exe<text:tab/></text:span></text:h>
            </text:list-item>
          </text:list>
        </text:list-item>
      </text:list>
      <text:list xml:id="list32598465" text:continue-list="list32581393" text:style-name="Outline">
        <text:list-item>
          <text:list>
            <text:list-item>
              <text:h text:style-name="Heading_20_2" text:outline-level="2"><text:span text:style-name="T7">🔸</text:span><text:span text:style-name="T5"> Добавление “Открыть в </text:span><text:span text:style-name="T6">Notepad</text:span><text:span text:style-name="T5">++” в контекстное меню для .</text:span><text:span text:style-name="T6">txt</text:span></text:h>
            </text:list-item>
            <text:list-item>
              <text:h text:style-name="P4" text:outline-level="2"><text:span text:style-name="T5">Открыть редактор реестра (</text:span><text:span text:style-name="T6">regedit</text:span><text:span text:style-name="T5">)</text:span></text:h>
            </text:list-item>
            <text:list-item>
              <text:h text:style-name="P4" text:outline-level="2"><text:span text:style-name="T6">Перейти в HKEY_CLASSES_ROOT\txtfile\shell</text:span></text:h>
            </text:list-item>
            <text:list-item>
              <text:h text:style-name="P4" text:outline-level="2"><text:span text:style-name="T6">Создать раздел Open with Notepad++</text:span></text:h>
            </text:list-item>
            <text:list-item>
              <text:h text:style-name="P4" text:outline-level="2"><text:span text:style-name="T5">Внутри него — подраздел </text:span><text:span text:style-name="T6">command</text:span><text:span text:style-name="T5">, в значении указать путь к </text:span><text:span text:style-name="T6">exe</text:span><text:span text:style-name="T5">:</text:span></text:h>
            </text:list-item>
            <text:list-item>
              <text:h text:style-name="P4" text:outline-level="2"><text:span text:style-name="T6">"C:\Program Files\Notepad++\notepad++.exe" "%1"</text:span></text:h>
            </text:list-item>
            <text:list-item>
              <text:h text:style-name="Heading_20_2" text:outline-level="2">📸<text:span text:style-name="T1"> Что сдавать</text:span></text:h>
            </text:list-item>
          </text:list>
        </text:list-item>
      </text:list>
      <text:list xml:id="list8875014668334755276" text:style-name="L1">
        <text:list-item>
          <text:p text:style-name="P1"><text:span text:style-name="T1">Скриншоты:<text:line-break/>- учётная запись </text:span>Programmer<text:span text:style-name="T1"><text:line-break/>- структура папок<text:line-break/>- работающий </text:span>Notepad<text:span text:style-name="T1">++<text:line-break/>- параметры быстродействия<text:line-break/>- настройки электропитания<text:line-break/>- точка восстановления<text:line-break/>- приветственное сообщение<text:line-break/>- пункт в контекстном меню<text:line-break/></text:span><text:span text:style-name="T8">- </text:span><text:span text:style-name="T1">скриншоты из редактора локальной групповой политики и локальной политики безопасности.</text:span></text:p>
        </text:list-item>
      </text:list>
      <text:p text:style-name="Standard"><text:span text:style-name="T1"><text:line-break/>2. Скрипты: </text:span>create<text:span text:style-name="T1">_</text:span>folders<text:span text:style-name="T1">.</text:span>ps<text:span text:style-name="T1">1, скрипт приветствия<text:line-break/>3. </text:span>README<text:span text:style-name="T1">.</text:span>txt<text:span text:style-name="T1"><text:line-break/>4. Краткий отчёт с описанием выполненных действи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Заголовок_20_Знак" style:display-name="Заголовок Знак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Подзаголовок_20_Знак" style:display-name="Подзаголовок Знак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Основной_20_текст_20_Знак" style:display-name="Основной текст Знак" style:family="text" style:parent-style-name="Default_20_Paragraph_20_Font"/>
    <style:style style:name="Основной_20_текст_20_2_20_Знак" style:display-name="Основной текст 2 Знак" style:family="text" style:parent-style-name="Default_20_Paragraph_20_Font"/>
    <style:style style:name="Основной_20_текст_20_3_20_Знак" style:display-name="Основной текст 3 Знак" style:family="text" style:parent-style-name="Default_20_Paragraph_20_Font">
      <style:text-properties fo:font-size="8pt" style:font-size-asian="8pt" style:font-size-complex="8pt"/>
    </style:style>
    <style:style style:name="Текст_20_макроса_20_Знак" style:display-name="Текст макроса Знак" style:family="text" style:parent-style-name="Default_20_Paragraph_20_Font">
      <style:text-properties style:font-name="Courier" fo:font-size="10pt" style:font-size-asian="10pt" style:font-size-complex="10pt"/>
    </style:style>
    <style:style style:name="Цитата_20_2_20_Знак" style:display-name="Цитата 2 Знак" style:family="text" style:parent-style-name="Default_20_Paragraph_20_Font">
      <style:text-properties fo:color="#000000" fo:font-style="italic" style:font-style-asian="italic" style:font-style-complex="italic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libri" style:font-name-complex="F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4</meta:editing-cycles>
    <meta:creation-date>2025-04-13T18:14:00</meta:creation-date>
    <dc:date>2025-04-14T12:33:02.87</dc:date>
    <meta:editing-duration>PT13M58S</meta:editing-duration>
    <meta:generator>OpenOffice/4.1.10$Win32 OpenOffice.org_project/4110m2$Build-9807</meta:generator>
    <meta:document-statistic meta:table-count="0" meta:image-count="0" meta:object-count="0" meta:page-count="3" meta:paragraph-count="44" meta:word-count="519" meta:character-count="40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